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DIN-Regular" svg:font-family="DIN-Regular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Answer" style:list-style-name="L1"/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eatures FAQ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</text:table-of-content-entry-template>
          <text:index-source-styles text:outline-level="1">
            <text:index-source-style text:style-name="Question"/>
            <text:index-source-style text:style-name="Qustion1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<text:a xlink:type="simple" xlink:href="#0.Transports|outline" text:style-name="Internet_20_link" text:visited-style-name="Internet_20_link">Transports</text:a></text:p>
          <text:p text:style-name="P2"><text:a xlink:type="simple" xlink:href="#0.0.What transports does Celtix support?|outline" text:style-name="Internet_20_link" text:visited-style-name="Internet_20_link">What transports does Celtix support?</text:a></text:p>
          <text:p text:style-name="P1"><text:a xlink:type="simple" xlink:href="#0.Bindings|outline" text:style-name="Internet_20_link" text:visited-style-name="Internet_20_link">Bindings</text:a></text:p>
          <text:p text:style-name="P2"><text:a xlink:type="simple" xlink:href="#0.0.What bindings does Celtix support?|outline" text:style-name="Internet_20_link" text:visited-style-name="Internet_20_link">What bindings does Celtix support?</text:a></text:p>
          <text:p text:style-name="P1"><text:a xlink:type="simple" xlink:href="#0.Language Support|outline" text:style-name="Internet_20_link" text:visited-style-name="Internet_20_link">Language Support</text:a></text:p>
          <text:p text:style-name="P2"><text:a xlink:type="simple" xlink:href="#0.0.What versions of Java does Celtix support?|outline" text:style-name="Internet_20_link" text:visited-style-name="Internet_20_link">What versions of Java does Celtix support?</text:a></text:p>
          <text:p text:style-name="P2"><text:a xlink:type="simple" xlink:href="#0.0.Does Celtix support development languages other than Java?|outline" text:style-name="Internet_20_link" text:visited-style-name="Internet_20_link">Does Celtix support development languages other than Java?</text:a></text:p>
          <text:p text:style-name="P1"><text:a xlink:type="simple" xlink:href="#0.Tools|outline" text:style-name="Internet_20_link" text:visited-style-name="Internet_20_link">Tools</text:a></text:p>
          <text:p text:style-name="P2"><text:a xlink:type="simple" xlink:href="#0.0.Does Celtix provide any tools to assist in developing applications with Celtix?|outline" text:style-name="Internet_20_link" text:visited-style-name="Internet_20_link">Does Celtix provide any tools to assist in developing applications with Celtix?</text:a></text:p>
          <text:p text:style-name="P2"><text:a xlink:type="simple" xlink:href="#0.0.Are there any GUI tools for working with Celtix?|outline" text:style-name="Internet_20_link" text:visited-style-name="Internet_20_link">Are there any GUI tools for working with Celtix?</text:a></text:p>
          <text:p text:style-name="P1"><text:a xlink:type="simple" xlink:href="#0.Orchestration|outline" text:style-name="Internet_20_link" text:visited-style-name="Internet_20_link">Orchestration</text:a></text:p>
          <text:p text:style-name="P2"><text:a xlink:type="simple" xlink:href="#0.0.Does Celtix provide any orchestration features?|outline" text:style-name="Internet_20_link" text:visited-style-name="Internet_20_link">Does Celtix provide any orchestration features?</text:a></text:p>
        </text:index-body>
      </text:table-of-content>
      <text:h text:style-name="S_5f_Section" text:outline-level="1" text:is-list-header="true">Transports</text:h>
      <text:h text:style-name="Question" text:outline-level="2" text:is-list-header="true">What transports does Celtix support?</text:h>
      <text:p text:style-name="Answer">Currently, Celtix supports the following transports:</text:p>
      <text:list text:style-name="L1">
        <text:list-item>
          <text:p text:style-name="P3">HTTP</text:p>
        </text:list-item>
        <text:list-item>
          <text:p text:style-name="P3">JMS</text:p>
        </text:list-item>
      </text:list>
      <text:p text:style-name="Answer">In addition, Celtix provides an extensibility API, which makes it easy to add transports to the Celtix runtime.</text:p>
      <text:h text:style-name="S_5f_Section" text:outline-level="1" text:is-list-header="true">Bindings</text:h>
      <text:h text:style-name="Question" text:outline-level="2" text:is-list-header="true">What bindings does Celtix support?</text:h>
      <text:p text:style-name="Answer">Currently, Celtix supports the following bindings:</text:p>
      <text:list text:style-name="L1">
        <text:list-item text:start-value="1">
          <text:p text:style-name="P3">SOAP 1.1</text:p>
        </text:list-item>
        <text:list-item>
          <text:p text:style-name="P3">Native XML</text:p>
        </text:list-item>
      </text:list>
      <text:p text:style-name="Answer">In addition, Celtix provides an extensibility API, which makes it easy to add bindings to the Celtix runtime.</text:p>
      <text:h text:style-name="S_5f_Section" text:outline-level="1" text:is-list-header="true">Language Support</text:h>
      <text:h text:style-name="Question" text:outline-level="2" text:is-list-header="true">What versions of Java does Celtix support?</text:h>
      <text:p text:style-name="Answer">Celtix supports Java 1.5.</text:p>
      <text:h text:style-name="Question" text:outline-level="2" text:is-list-header="true">Does Celtix support development languages other than Java?</text:h>
      <text:p text:style-name="Answer">Yes. Celtix supports the development of services using Javascript and E4X.</text:p>
      <text:h text:style-name="S_5f_Section" text:outline-level="1" text:is-list-header="true">Tools</text:h>
      <text:h text:style-name="Question" text:outline-level="2" text:is-list-header="true">Does Celtix provide any tools to assist in developing applications with Celtix?</text:h>
      <text:p text:style-name="Answer">Celtix includes a number of command-line based tools for generating the artifacts needed to develop applications with Celtix. These include:</text:p>
      <text:list text:style-name="List_20_1">
        <text:list-item>
          <text:p text:style-name="LB_5f_ListBullet"><text:span text:style-name="Code_20_in_20_Text">wsdl2java</text:span> for generating Java code from a service contract.</text:p>
        </text:list-item>
        <text:list-item>
          <text:p text:style-name="LB_5f_ListBullet"><text:span text:style-name="Code_20_in_20_Text">java2wsdl</text:span> for generating a service contract from a Java class.</text:p>
        </text:list-item>
        <text:list-item>
          <text:p text:style-name="LB_5f_ListBullet"><text:span text:style-name="Code_20_in_20_Text">xsd2wsdl</text:span> for generating a service contract from an XMLSchema document.</text:p>
        </text:list-item>
      </text:list>
      <text:p text:style-name="Answer">In addition there are a number of command lines tools for manipulating service contracts.</text:p>
      <text:h text:style-name="Question" text:outline-level="2" text:is-list-header="true">Are there any GUI tools for working with Celtix?</text:h>
      <text:p text:style-name="Answer">No. Celtix is working with the STP project at the Eclipse project to develop GUI based tools for working with SOAs.</text:p>
      <text:h text:style-name="S_5f_Section" text:outline-level="1" text:is-list-header="true">Orchestration</text:h>
      <text:h text:style-name="Question" text:outline-level="2" text:is-list-header="true">Does Celtix provide any orchestration features?</text:h>
      <text:p text:style-name="Answer">No. However, Celtix services can be orchestrated using a number of BPEL engines. There is a demo illustrating Celtix working with Intalio's BPEL offering on the demo page at <text:a xlink:type="simple" xlink:href="http://celtix.objectweb.org/demos/index.html">http://celtix.objectweb.org/demos/index.html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DIN-Regular" svg:font-family="DIN-Regular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DIN-Regular" style:font-name-complex="Tahoma1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Question" style:class="chapter">
      <style:paragraph-properties fo:text-align="start" style:justify-single-word="fals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estion" style:family="paragraph" style:parent-style-name="Heading_20_2" style:next-style-name="Answer" style:class="text" style:default-outline-level="2">
      <style:paragraph-properties fo:margin-top="0.2in" fo:margin-bottom="0.05in" fo:background-color="transparent" fo:padding="0in" fo:border-left="none" fo:border-right="none" fo:border-top="none" fo:border-bottom="0.0071in solid #ccccff" style:shadow="none">
        <style:tab-stops/>
        <style:background-image/>
      </style:paragraph-properties>
      <style:text-properties fo:color="#cc6633" fo:font-size="14pt" fo:font-style="normal"/>
    </style:style>
    <style:style style:name="Answer" style:family="paragraph" style:parent-style-name="Text_20_body" style:class="text">
      <style:paragraph-properties fo:margin-top="0.0098in" fo:margin-bottom="0.0598in" fo:text-align="justify" style:justify-single-word="false" fo:keep-together="always" fo:background-color="transparent">
        <style:background-image/>
      </style:paragraph-properties>
      <style:text-properties fo:font-size="12pt"/>
    </style:style>
    <style:style style:name="C_5f_Code" style:display-name="C_Code" style:family="paragraph" style:parent-style-name="Answer" style:class="text">
      <style:paragraph-properties fo:margin-left="0.25in" fo:margin-right="0.25in" fo:margin-top="0in" fo:margin-bottom="0in" fo:text-indent="0in" style:auto-text-indent="false" fo:background-color="#e6e6e6" fo:padding="0.0402in" fo:border="0.0008in solid #000000" style:shadow="none">
        <style:background-image/>
      </style:paragraph-properties>
      <style:text-properties fo:color="#800000" style:font-name="Courier New" fo:font-size="11pt"/>
    </style:style>
    <style:style style:name="LNI_5f_ListNumberIndent" style:display-name="LNI_ListNumberIndent" style:family="paragraph" style:parent-style-name="Numbering_20_2">
      <style:paragraph-properties text:number-lines="true" text:line-number="0"/>
    </style:style>
    <style:style style:name="LNF_5f_ListNumberFirst" style:display-name="LNF_ListNumberFirst" style:family="paragraph" style:parent-style-name="Numbering_20_1" style:next-style-name="LN_5f_ListNumber" style:list-style-name="Numbering_20_1">
      <style:paragraph-properties text:number-lines="true" text:line-number="1"/>
      <style:text-properties style:font-name="Arial2"/>
    </style:style>
    <style:style style:name="LN_5f_ListNumber" style:display-name="LN_ListNumber" style:family="paragraph" style:parent-style-name="Text_20_body" style:list-style-name="Numbering_20_1"/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text:number-lines="true" text:line-number="1"/>
      <style:text-properties style:font-name="Arial2"/>
    </style:style>
    <style:style style:name="LC_5f_ListContinue" style:display-name="LC_ListContinue" style:family="paragraph" style:parent-style-name="Text_20_body_20_indent">
      <style:paragraph-properties fo:margin-left="0.2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45in" fo:margin-right="0in" fo:text-indent="0in" style:auto-text-indent="false" text:number-lines="false" text:line-number="0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1">
      <style:text-properties style:font-name="Arial2"/>
    </style:style>
    <style:style style:name="S_5f_Section" style:display-name="S_Section" style:family="paragraph" style:parent-style-name="Heading_20_1" style:next-style-name="Question" style:default-outline-level="1">
      <style:paragraph-properties fo:margin-top="0.2in" fo:margin-bottom="0.1in" fo:padding="0in" fo:border-left="none" fo:border-right="none" fo:border-top="none" fo:border-bottom="0.0138in solid #ccccff" style:shadow="none">
        <style:tab-stops/>
      </style:paragraph-properties>
      <style:text-properties fo:color="#cc6633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User_20_Entry" style:display-name="User Entry" style:family="text" style:parent-style-name="Code_20_in_20_Text">
      <style:text-properties style:font-name="Courier New1" fo:font-weight="bold" style:font-name-asian="Courier New1" style:font-name-complex="Courier New1"/>
    </style:style>
    <style:style style:name="Code_20_in_20_Text" style:display-name="Code in Text" style:family="text">
      <style:text-properties fo:color="#800000" style:font-name="Courier New" fo:font-size="11pt"/>
    </style:style>
    <style:style style:name="Code_20_Emphasis" style:display-name="Code Emphasis" style:family="text" style:parent-style-name="Code_20_in_20_Text">
      <style:text-properties fo:color="#800000" style:font-name="Courier New" fo:font-size="11pt" fo:font-style="italic"/>
    </style:style>
    <style:style style:name="UserInput" style:family="text">
      <style:text-properties fo:font-size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space-before="0.05in"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)" style:num-format="a">
        <style:list-level-properties text:min-label-width="0.1965in"/>
      </text:list-level-style-number>
      <text:list-level-style-number text:level="2" style:num-suffix=")" style:num-format="a" text:start-value="2">
        <style:list-level-properties text:space-before="0.1965in" text:min-label-width="0.1965in"/>
      </text:list-level-style-number>
      <text:list-level-style-number text:level="3" style:num-suffix=")" style:num-format="a" text:start-value="3">
        <style:list-level-properties text:space-before="0.3929in" text:min-label-width="0.3937in"/>
      </text:list-level-style-number>
      <text:list-level-style-number text:level="4" style:num-suffix=")" style:num-format="a" text:start-value="4">
        <style:list-level-properties text:space-before="0.7866in" text:min-label-width="0.4925in"/>
      </text:list-level-style-number>
      <text:list-level-style-number text:level="5" style:num-suffix=")" style:num-format="a" text:start-value="5">
        <style:list-level-properties text:space-before="1.2791in" text:min-label-width="0.5902in"/>
      </text:list-level-style-number>
      <text:list-level-style-number text:level="6" style:num-suffix=")" style:num-format="a" text:start-value="6">
        <style:list-level-properties text:space-before="1.8693in" text:min-label-width="0.7091in"/>
      </text:list-level-style-number>
      <text:list-level-style-number text:level="7" style:num-suffix=")" style:num-format="a" text:start-value="7">
        <style:list-level-properties text:space-before="2.5783in" text:min-label-width="0.9055in"/>
      </text:list-level-style-number>
      <text:list-level-style-number text:level="8" style:num-suffix=")" style:num-format="a" text:start-value="8">
        <style:list-level-properties text:space-before="3.4839in" text:min-label-width="1.0236in"/>
      </text:list-level-style-number>
      <text:list-level-style-number text:level="9" style:num-suffix=")" style:num-format="a" text:start-value="9">
        <style:list-level-properties text:space-before="4.5075in" text:min-label-width="1.1028in"/>
      </text:list-level-style-number>
      <text:list-level-style-number text:level="10" style:num-suffix=")" style:num-format="a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6-05-08T11:27:13</meta:creation-date>
    <dc:creator>Eric Johnson</dc:creator>
    <dc:date>2006-05-16T14:27:45</dc:date>
    <dc:language>en-US</dc:language>
    <meta:editing-cycles>134</meta:editing-cycles>
    <meta:editing-duration>PT1H18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308" meta:character-count="2021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